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862in"/>
    </style:style>
    <style:style style:name="co3" style:family="table-column">
      <style:table-column-properties fo:break-before="auto" style:column-width="1.3827in"/>
    </style:style>
    <style:style style:name="co4" style:family="table-column">
      <style:table-column-properties fo:break-before="auto" style:column-width="1.2543in"/>
    </style:style>
    <style:style style:name="co5" style:family="table-column">
      <style:table-column-properties fo:break-before="auto" style:column-width="2.0472in"/>
    </style:style>
    <style:style style:name="co6" style:family="table-column">
      <style:table-column-properties fo:break-before="auto" style:column-width="1.4472in"/>
    </style:style>
    <style:style style:name="co7" style:family="table-column">
      <style:table-column-properties fo:break-before="auto" style:column-width="1.4791in"/>
    </style:style>
    <style:style style:name="co8" style:family="table-column">
      <style:table-column-properties fo:break-before="auto" style:column-width="1.1681in"/>
    </style:style>
    <style:style style:name="co9" style:family="table-column">
      <style:table-column-properties fo:break-before="auto" style:column-width="1.3398in"/>
    </style:style>
    <style:style style:name="co10" style:family="table-column">
      <style:table-column-properties fo:break-before="auto" style:column-width="1.1146in"/>
    </style:style>
    <style:style style:name="co11" style:family="table-column">
      <style:table-column-properties fo:break-before="auto" style:column-width="1.3291in"/>
    </style:style>
    <style:style style:name="co12" style:family="table-column">
      <style:table-column-properties fo:break-before="auto" style:column-width="1.2646in"/>
    </style:style>
    <style:style style:name="co13" style:family="table-column">
      <style:table-column-properties fo:break-before="auto" style:column-width="1.5008in"/>
    </style:style>
    <style:style style:name="co14" style:family="table-column">
      <style:table-column-properties fo:break-before="auto" style:column-width="2.079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3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default-cell-style-name="ce1"/>
        <table:table-column table:style-name="co7" table:default-cell-style-name="ce1"/>
        <table:table-column table:style-name="co8" table:default-cell-style-name="ce1"/>
        <table:table-column table:style-name="co1" table:default-cell-style-name="ce1"/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number-columns-repeated="2" table:default-cell-style-name="Default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" table:number-columns-repeated="16362" table:default-cell-style-name="ce1"/>
        <table:table-row table:style-name="ro1">
          <table:table-cell office:value-type="string" calcext:value-type="string">
            <text:p>T, C</text:p>
          </table:table-cell>
          <table:table-cell office:value-type="string" calcext:value-type="string">
            <text:p>T, C (const) (error)</text:p>
          </table:table-cell>
          <table:table-cell office:value-type="string" calcext:value-type="string">
            <text:p>T, C (error)</text:p>
          </table:table-cell>
          <table:table-cell office:value-type="string" calcext:value-type="string">
            <text:p>T (error)</text:p>
          </table:table-cell>
          <table:table-cell office:value-type="string" calcext:value-type="string">
            <text:p>h, mm</text:p>
          </table:table-cell>
          <table:table-cell office:value-type="string" calcext:value-type="string">
            <text:p>\Delta h, mm (const)</text:p>
          </table:table-cell>
          <table:table-cell office:value-type="string" calcext:value-type="string">
            <text:p>\Delta h, mm</text:p>
          </table:table-cell>
          <table:table-cell office:value-type="string" calcext:value-type="string">
            <text:p>\Delta h, mm (const) (error)</text:p>
          </table:table-cell>
          <table:table-cell office:value-type="string" calcext:value-type="string">
            <text:p>\Delta h (error)</text:p>
          </table:table-cell>
          <table:table-cell office:value-type="string" calcext:value-type="string">
            <text:p>k (const)</text:p>
          </table:table-cell>
          <table:table-cell office:value-type="string" calcext:value-type="string">
            <text:p>\rho, kg/m3 (const)</text:p>
          </table:table-cell>
          <table:table-cell office:value-type="string" calcext:value-type="string">
            <text:p>g, m/s2 (const)</text:p>
          </table:table-cell>
          <table:table-cell office:value-type="string" calcext:value-type="string">
            <text:p>/Delta P, Pa</text:p>
          </table:table-cell>
          <table:table-cell office:value-type="string" calcext:value-type="string">
            <text:p>r, mm (const)</text:p>
          </table:table-cell>
          <table:table-cell office:value-type="string" calcext:value-type="string">
            <text:p>r, mm (const) (error)</text:p>
          </table:table-cell>
          <table:table-cell office:value-type="string" calcext:value-type="string">
            <text:p>r (const) (error)</text:p>
          </table:table-cell>
          <table:table-cell office:value-type="string" calcext:value-type="string">
            <text:p>/sigma, N/m</text:p>
          </table:table-cell>
          <table:table-cell office:value-type="string" calcext:value-type="string">
            <text:p>/sigma (error)</text:p>
          </table:table-cell>
          <table:table-cell table:style-name="Default" office:value-type="string" calcext:value-type="string">
            <text:p>/sigma, N/m (error)</text:p>
          </table:table-cell>
          <table:table-cell table:style-name="Default" office:value-type="string" calcext:value-type="string">
            <text:p>/sigma, mN/m</text:p>
          </table:table-cell>
          <table:table-cell table:style-name="Default" office:value-type="string" calcext:value-type="string">
            <text:p>/sigma, mN/m (error)</text:p>
          </table:table-cell>
          <table:table-cell office:value-type="string" calcext:value-type="string">
            <text:p>d\sigma/dT, mN/(mK) (const)</text:p>
          </table:table-cell>
          <table:table-cell table:number-columns-repeated="1636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1" calcext:value-type="float">
            <text:p>0.1</text:p>
          </table:table-cell>
          <table:table-cell table:formula="of:=[.$B$2]" office:value-type="float" office:value="0.1" calcext:value-type="float">
            <text:p>0.1</text:p>
          </table:table-cell>
          <table:table-cell table:formula="of:=[.$B$2]/[.A2]" office:value-type="float" office:value="0.00434782608695652" calcext:value-type="float">
            <text:p>0.00434782608695652</text:p>
          </table:table-cell>
          <table:table-cell office:value-type="float" office:value="181" calcext:value-type="float">
            <text:p>181</text:p>
          </table:table-cell>
          <table:table-cell office:value-type="float" office:value="95" calcext:value-type="float">
            <text:p>95</text:p>
          </table:table-cell>
          <table:table-cell table:formula="of:=[.E2]-[.$F$2]"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table:formula="of:=[.$H$2]/[.G2]" office:value-type="float" office:value="0.0116279069767442" calcext:value-type="float">
            <text:p>0.0116279069767442</text:p>
          </table:table-cell>
          <table:table-cell office:value-type="float" office:value="0.2" calcext:value-type="float">
            <text:p>0.2</text:p>
          </table:table-cell>
          <table:table-cell office:value-type="float" office:value="1000" calcext:value-type="float">
            <text:p>1000</text:p>
          </table:table-cell>
          <table:table-cell office:value-type="float" office:value="9.81" calcext:value-type="float">
            <text:p>9.81</text:p>
          </table:table-cell>
          <table:table-cell table:formula="of:=[.$J$2]*[.$K$2]*[.$L$2]*([.G2]/1000)" office:value-type="float" office:value="168.732" calcext:value-type="float">
            <text:p>168.732</text:p>
          </table:table-cell>
          <table:table-cell table:formula="of:=(1.34/2)/1000" office:value-type="float" office:value="0.00067" calcext:value-type="float">
            <text:p>0.00067</text:p>
          </table:table-cell>
          <table:table-cell table:formula="of:=0.1/1000" office:value-type="float" office:value="0.0001" calcext:value-type="float">
            <text:p>0.0001</text:p>
          </table:table-cell>
          <table:table-cell table:formula="of:=[.O2]/[.N2]" office:value-type="float" office:value="0.149253731343284" calcext:value-type="float">
            <text:p>0.149253731343284</text:p>
          </table:table-cell>
          <table:table-cell table:formula="of:=[.M2]*[.$N$2]/2" office:value-type="float" office:value="0.05652522" calcext:value-type="float">
            <text:p>0.05652522</text:p>
          </table:table-cell>
          <table:table-cell table:formula="of:=(([.$P$2])^2+([.I2])^2)^(1/2)" office:value-type="float" office:value="0.149705993669435" calcext:value-type="float">
            <text:p>0.149705993669435</text:p>
          </table:table-cell>
          <table:table-cell table:formula="of:=[.R2]*[.Q2]" office:value-type="float" office:value="0.00846216422748342" calcext:value-type="float">
            <text:p>0.00846216422748342</text:p>
          </table:table-cell>
          <table:table-cell table:formula="of:=1000*[.Q2]" office:value-type="float" office:value="56.52522" calcext:value-type="float">
            <text:p>56.52522</text:p>
          </table:table-cell>
          <table:table-cell table:formula="of:=1000*[.S2]" office:value-type="float" office:value="8.46216422748342" calcext:value-type="float">
            <text:p>8.46216422748342</text:p>
          </table:table-cell>
          <table:table-cell office:value-type="float" office:value="-0.1792537" calcext:value-type="float">
            <text:p>-0.1792537</text:p>
          </table:table-cell>
          <table:table-cell table:number-columns-repeated="16362"/>
        </table:table-row>
        <table:table-row table:style-name="ro1">
          <table:table-cell office:value-type="float" office:value="25.6" calcext:value-type="float">
            <text:p>25.6</text:p>
          </table:table-cell>
          <table:table-cell/>
          <table:table-cell table:formula="of:=[.$B$2]" office:value-type="float" office:value="0.1" calcext:value-type="float">
            <text:p>0.1</text:p>
          </table:table-cell>
          <table:table-cell table:formula="of:=[.$B$2]/[.A3]" office:value-type="float" office:value="0.00390625" calcext:value-type="float">
            <text:p>0.00390625</text:p>
          </table:table-cell>
          <table:table-cell office:value-type="float" office:value="179" calcext:value-type="float">
            <text:p>179</text:p>
          </table:table-cell>
          <table:table-cell/>
          <table:table-cell table:formula="of:=[.E3]-[.$F$2]" office:value-type="float" office:value="84" calcext:value-type="float">
            <text:p>84</text:p>
          </table:table-cell>
          <table:table-cell/>
          <table:table-cell table:formula="of:=[.$H$2]/[.G3]" office:value-type="float" office:value="0.0119047619047619" calcext:value-type="float">
            <text:p>0.0119047619047619</text:p>
          </table:table-cell>
          <table:table-cell table:number-columns-repeated="3"/>
          <table:table-cell table:formula="of:=[.$J$2]*[.$K$2]*[.$L$2]*([.G3]/1000)" office:value-type="float" office:value="164.808" calcext:value-type="float">
            <text:p>164.808</text:p>
          </table:table-cell>
          <table:table-cell table:number-columns-repeated="3"/>
          <table:table-cell table:formula="of:=[.M3]*[.$N$2]/2" office:value-type="float" office:value="0.05521068" calcext:value-type="float">
            <text:p>0.05521068</text:p>
          </table:table-cell>
          <table:table-cell table:formula="of:=(([.$P$2])^2+([.I3])^2)^(1/2)" office:value-type="float" office:value="0.149727751856168" calcext:value-type="float">
            <text:p>0.149727751856168</text:p>
          </table:table-cell>
          <table:table-cell table:formula="of:=[.R3]*[.Q3]" office:value-type="float" office:value="0.00826657099485029" calcext:value-type="float">
            <text:p>0.00826657099485029</text:p>
          </table:table-cell>
          <table:table-cell table:formula="of:=1000*[.Q3]" office:value-type="float" office:value="55.21068" calcext:value-type="float">
            <text:p>55.21068</text:p>
          </table:table-cell>
          <table:table-cell table:formula="of:=1000*[.S3]" office:value-type="float" office:value="8.26657099485029" calcext:value-type="float">
            <text:p>8.26657099485029</text:p>
          </table:table-cell>
          <table:table-cell table:number-columns-repeated="16363"/>
        </table:table-row>
        <table:table-row table:style-name="ro1">
          <table:table-cell office:value-type="float" office:value="30.5" calcext:value-type="float">
            <text:p>30.5</text:p>
          </table:table-cell>
          <table:table-cell/>
          <table:table-cell table:formula="of:=[.$B$2]" office:value-type="float" office:value="0.1" calcext:value-type="float">
            <text:p>0.1</text:p>
          </table:table-cell>
          <table:table-cell table:formula="of:=[.$B$2]/[.A4]" office:value-type="float" office:value="0.00327868852459016" calcext:value-type="float">
            <text:p>0.00327868852459016</text:p>
          </table:table-cell>
          <table:table-cell office:value-type="float" office:value="180" calcext:value-type="float">
            <text:p>180</text:p>
          </table:table-cell>
          <table:table-cell/>
          <table:table-cell table:formula="of:=[.E4]-[.$F$2]" office:value-type="float" office:value="85" calcext:value-type="float">
            <text:p>85</text:p>
          </table:table-cell>
          <table:table-cell/>
          <table:table-cell table:formula="of:=[.$H$2]/[.G4]" office:value-type="float" office:value="0.0117647058823529" calcext:value-type="float">
            <text:p>0.0117647058823529</text:p>
          </table:table-cell>
          <table:table-cell table:number-columns-repeated="3"/>
          <table:table-cell table:formula="of:=[.$J$2]*[.$K$2]*[.$L$2]*([.G4]/1000)" office:value-type="float" office:value="166.77" calcext:value-type="float">
            <text:p>166.77</text:p>
          </table:table-cell>
          <table:table-cell table:number-columns-repeated="3"/>
          <table:table-cell table:formula="of:=[.M4]*[.$N$2]/2" office:value-type="float" office:value="0.05586795" calcext:value-type="float">
            <text:p>0.05586795</text:p>
          </table:table-cell>
          <table:table-cell table:formula="of:=(([.$P$2])^2+([.I4])^2)^(1/2)" office:value-type="float" office:value="0.149716681182797" calcext:value-type="float">
            <text:p>0.149716681182797</text:p>
          </table:table-cell>
          <table:table-cell table:formula="of:=[.R4]*[.Q4]" office:value-type="float" office:value="0.00836436405848646" calcext:value-type="float">
            <text:p>0.00836436405848646</text:p>
          </table:table-cell>
          <table:table-cell table:formula="of:=1000*[.Q4]" office:value-type="float" office:value="55.86795" calcext:value-type="float">
            <text:p>55.86795</text:p>
          </table:table-cell>
          <table:table-cell table:formula="of:=1000*[.S4]" office:value-type="float" office:value="8.36436405848646" calcext:value-type="float">
            <text:p>8.36436405848646</text:p>
          </table:table-cell>
          <table:table-cell table:number-columns-repeated="16363"/>
        </table:table-row>
        <table:table-row table:style-name="ro1">
          <table:table-cell office:value-type="float" office:value="35.3" calcext:value-type="float">
            <text:p>35.3</text:p>
          </table:table-cell>
          <table:table-cell/>
          <table:table-cell table:formula="of:=[.$B$2]" office:value-type="float" office:value="0.1" calcext:value-type="float">
            <text:p>0.1</text:p>
          </table:table-cell>
          <table:table-cell table:formula="of:=[.$B$2]/[.A5]" office:value-type="float" office:value="0.0028328611898017" calcext:value-type="float">
            <text:p>0.0028328611898017</text:p>
          </table:table-cell>
          <table:table-cell office:value-type="float" office:value="177" calcext:value-type="float">
            <text:p>177</text:p>
          </table:table-cell>
          <table:table-cell/>
          <table:table-cell table:formula="of:=[.E5]-[.$F$2]" office:value-type="float" office:value="82" calcext:value-type="float">
            <text:p>82</text:p>
          </table:table-cell>
          <table:table-cell/>
          <table:table-cell table:formula="of:=[.$H$2]/[.G5]" office:value-type="float" office:value="0.0121951219512195" calcext:value-type="float">
            <text:p>0.0121951219512195</text:p>
          </table:table-cell>
          <table:table-cell table:number-columns-repeated="3"/>
          <table:table-cell table:formula="of:=[.$J$2]*[.$K$2]*[.$L$2]*([.G5]/1000)" office:value-type="float" office:value="160.884" calcext:value-type="float">
            <text:p>160.884</text:p>
          </table:table-cell>
          <table:table-cell table:number-columns-repeated="3"/>
          <table:table-cell table:formula="of:=[.M5]*[.$N$2]/2" office:value-type="float" office:value="0.05389614" calcext:value-type="float">
            <text:p>0.05389614</text:p>
          </table:table-cell>
          <table:table-cell table:formula="of:=(([.$P$2])^2+([.I5])^2)^(1/2)" office:value-type="float" office:value="0.149751117923367" calcext:value-type="float">
            <text:p>0.149751117923367</text:p>
          </table:table-cell>
          <table:table-cell table:formula="of:=[.R5]*[.Q5]" office:value-type="float" office:value="0.0080710072167543" calcext:value-type="float">
            <text:p>0.0080710072167543</text:p>
          </table:table-cell>
          <table:table-cell table:formula="of:=1000*[.Q5]" office:value-type="float" office:value="53.89614" calcext:value-type="float">
            <text:p>53.89614</text:p>
          </table:table-cell>
          <table:table-cell table:formula="of:=1000*[.S5]" office:value-type="float" office:value="8.0710072167543" calcext:value-type="float">
            <text:p>8.0710072167543</text:p>
          </table:table-cell>
          <table:table-cell table:number-columns-repeated="16363"/>
        </table:table-row>
        <table:table-row table:style-name="ro1">
          <table:table-cell office:value-type="float" office:value="40.1" calcext:value-type="float">
            <text:p>40.1</text:p>
          </table:table-cell>
          <table:table-cell/>
          <table:table-cell table:formula="of:=[.$B$2]" office:value-type="float" office:value="0.1" calcext:value-type="float">
            <text:p>0.1</text:p>
          </table:table-cell>
          <table:table-cell table:formula="of:=[.$B$2]/[.A6]" office:value-type="float" office:value="0.00249376558603491" calcext:value-type="float">
            <text:p>0.00249376558603491</text:p>
          </table:table-cell>
          <table:table-cell office:value-type="float" office:value="176.6" calcext:value-type="float">
            <text:p>176.6</text:p>
          </table:table-cell>
          <table:table-cell/>
          <table:table-cell table:formula="of:=[.E6]-[.$F$2]" office:value-type="float" office:value="81.6" calcext:value-type="float">
            <text:p>81.6</text:p>
          </table:table-cell>
          <table:table-cell/>
          <table:table-cell table:formula="of:=[.$H$2]/[.G6]" office:value-type="float" office:value="0.0122549019607843" calcext:value-type="float">
            <text:p>0.0122549019607843</text:p>
          </table:table-cell>
          <table:table-cell table:number-columns-repeated="3"/>
          <table:table-cell table:formula="of:=[.$J$2]*[.$K$2]*[.$L$2]*([.G6]/1000)" office:value-type="float" office:value="160.0992" calcext:value-type="float">
            <text:p>160.0992</text:p>
          </table:table-cell>
          <table:table-cell table:number-columns-repeated="3"/>
          <table:table-cell table:formula="of:=[.M6]*[.$N$2]/2" office:value-type="float" office:value="0.053633232" calcext:value-type="float">
            <text:p>0.053633232</text:p>
          </table:table-cell>
          <table:table-cell table:formula="of:=(([.$P$2])^2+([.I6])^2)^(1/2)" office:value-type="float" office:value="0.149755998016645" calcext:value-type="float">
            <text:p>0.149755998016645</text:p>
          </table:table-cell>
          <table:table-cell table:formula="of:=[.R6]*[.Q6]" office:value-type="float" office:value="0.00803189818501829" calcext:value-type="float">
            <text:p>0.00803189818501829</text:p>
          </table:table-cell>
          <table:table-cell table:formula="of:=1000*[.Q6]" office:value-type="float" office:value="53.633232" calcext:value-type="float">
            <text:p>53.633232</text:p>
          </table:table-cell>
          <table:table-cell table:formula="of:=1000*[.S6]" office:value-type="float" office:value="8.03189818501829" calcext:value-type="float">
            <text:p>8.03189818501829</text:p>
          </table:table-cell>
          <table:table-cell table:number-columns-repeated="16363"/>
        </table:table-row>
        <table:table-row table:style-name="ro1">
          <table:table-cell office:value-type="float" office:value="45" calcext:value-type="float">
            <text:p>45</text:p>
          </table:table-cell>
          <table:table-cell/>
          <table:table-cell table:formula="of:=[.$B$2]" office:value-type="float" office:value="0.1" calcext:value-type="float">
            <text:p>0.1</text:p>
          </table:table-cell>
          <table:table-cell table:formula="of:=[.$B$2]/[.A7]" office:value-type="float" office:value="0.00222222222222222" calcext:value-type="float">
            <text:p>0.00222222222222222</text:p>
          </table:table-cell>
          <table:table-cell office:value-type="float" office:value="175" calcext:value-type="float">
            <text:p>175</text:p>
          </table:table-cell>
          <table:table-cell/>
          <table:table-cell table:formula="of:=[.E7]-[.$F$2]" office:value-type="float" office:value="80" calcext:value-type="float">
            <text:p>80</text:p>
          </table:table-cell>
          <table:table-cell/>
          <table:table-cell table:formula="of:=[.$H$2]/[.G7]" office:value-type="float" office:value="0.0125" calcext:value-type="float">
            <text:p>0.0125</text:p>
          </table:table-cell>
          <table:table-cell table:number-columns-repeated="3"/>
          <table:table-cell table:formula="of:=[.$J$2]*[.$K$2]*[.$L$2]*([.G7]/1000)" office:value-type="float" office:value="156.96" calcext:value-type="float">
            <text:p>156.96</text:p>
          </table:table-cell>
          <table:table-cell table:number-columns-repeated="3"/>
          <table:table-cell table:formula="of:=[.M7]*[.$N$2]/2" office:value-type="float" office:value="0.0525816" calcext:value-type="float">
            <text:p>0.0525816</text:p>
          </table:table-cell>
          <table:table-cell table:formula="of:=(([.$P$2])^2+([.I7])^2)^(1/2)" office:value-type="float" office:value="0.149776254192355" calcext:value-type="float">
            <text:p>0.149776254192355</text:p>
          </table:table-cell>
          <table:table-cell table:formula="of:=[.R7]*[.Q7]" office:value-type="float" office:value="0.00787547508744076" calcext:value-type="float">
            <text:p>0.00787547508744076</text:p>
          </table:table-cell>
          <table:table-cell table:formula="of:=1000*[.Q7]" office:value-type="float" office:value="52.5816" calcext:value-type="float">
            <text:p>52.5816</text:p>
          </table:table-cell>
          <table:table-cell table:formula="of:=1000*[.S7]" office:value-type="float" office:value="7.87547508744076" calcext:value-type="float">
            <text:p>7.87547508744076</text:p>
          </table:table-cell>
          <table:table-cell table:number-columns-repeated="16363"/>
        </table:table-row>
        <table:table-row table:style-name="ro1">
          <table:table-cell office:value-type="float" office:value="50" calcext:value-type="float">
            <text:p>50</text:p>
          </table:table-cell>
          <table:table-cell/>
          <table:table-cell table:formula="of:=[.$B$2]" office:value-type="float" office:value="0.1" calcext:value-type="float">
            <text:p>0.1</text:p>
          </table:table-cell>
          <table:table-cell table:formula="of:=[.$B$2]/[.A8]" office:value-type="float" office:value="0.002" calcext:value-type="float">
            <text:p>0.002</text:p>
          </table:table-cell>
          <table:table-cell office:value-type="float" office:value="172.6" calcext:value-type="float">
            <text:p>172.6</text:p>
          </table:table-cell>
          <table:table-cell/>
          <table:table-cell table:formula="of:=[.E8]-[.$F$2]" office:value-type="float" office:value="77.6" calcext:value-type="float">
            <text:p>77.6</text:p>
          </table:table-cell>
          <table:table-cell/>
          <table:table-cell table:formula="of:=[.$H$2]/[.G8]" office:value-type="float" office:value="0.0128865979381443" calcext:value-type="float">
            <text:p>0.0128865979381443</text:p>
          </table:table-cell>
          <table:table-cell table:number-columns-repeated="3"/>
          <table:table-cell table:formula="of:=[.$J$2]*[.$K$2]*[.$L$2]*([.G8]/1000)" office:value-type="float" office:value="152.2512" calcext:value-type="float">
            <text:p>152.2512</text:p>
          </table:table-cell>
          <table:table-cell table:number-columns-repeated="3"/>
          <table:table-cell table:formula="of:=[.M8]*[.$N$2]/2" office:value-type="float" office:value="0.051004152" calcext:value-type="float">
            <text:p>0.051004152</text:p>
          </table:table-cell>
          <table:table-cell table:formula="of:=(([.$P$2])^2+([.I8])^2)^(1/2)" office:value-type="float" office:value="0.149809014169083" calcext:value-type="float">
            <text:p>0.149809014169083</text:p>
          </table:table-cell>
          <table:table-cell table:formula="of:=[.R8]*[.Q8]" office:value-type="float" office:value="0.00764088172965005" calcext:value-type="float">
            <text:p>0.00764088172965005</text:p>
          </table:table-cell>
          <table:table-cell table:formula="of:=1000*[.Q8]" office:value-type="float" office:value="51.004152" calcext:value-type="float">
            <text:p>51.004152</text:p>
          </table:table-cell>
          <table:table-cell table:formula="of:=1000*[.S8]" office:value-type="float" office:value="7.64088172965005" calcext:value-type="float">
            <text:p>7.64088172965005</text:p>
          </table:table-cell>
          <table:table-cell table:number-columns-repeated="16363"/>
        </table:table-row>
        <table:table-row table:style-name="ro1">
          <table:table-cell office:value-type="float" office:value="55" calcext:value-type="float">
            <text:p>55</text:p>
          </table:table-cell>
          <table:table-cell/>
          <table:table-cell table:formula="of:=[.$B$2]" office:value-type="float" office:value="0.1" calcext:value-type="float">
            <text:p>0.1</text:p>
          </table:table-cell>
          <table:table-cell table:formula="of:=[.$B$2]/[.A9]" office:value-type="float" office:value="0.00181818181818182" calcext:value-type="float">
            <text:p>0.00181818181818182</text:p>
          </table:table-cell>
          <table:table-cell office:value-type="float" office:value="172" calcext:value-type="float">
            <text:p>172</text:p>
          </table:table-cell>
          <table:table-cell/>
          <table:table-cell table:formula="of:=[.E9]-[.$F$2]" office:value-type="float" office:value="77" calcext:value-type="float">
            <text:p>77</text:p>
          </table:table-cell>
          <table:table-cell/>
          <table:table-cell table:formula="of:=[.$H$2]/[.G9]" office:value-type="float" office:value="0.012987012987013" calcext:value-type="float">
            <text:p>0.012987012987013</text:p>
          </table:table-cell>
          <table:table-cell table:number-columns-repeated="3"/>
          <table:table-cell table:formula="of:=[.$J$2]*[.$K$2]*[.$L$2]*([.G9]/1000)" office:value-type="float" office:value="151.074" calcext:value-type="float">
            <text:p>151.074</text:p>
          </table:table-cell>
          <table:table-cell table:number-columns-repeated="3"/>
          <table:table-cell table:formula="of:=[.M9]*[.$N$2]/2" office:value-type="float" office:value="0.05060979" calcext:value-type="float">
            <text:p>0.05060979</text:p>
          </table:table-cell>
          <table:table-cell table:formula="of:=(([.$P$2])^2+([.I9])^2)^(1/2)" office:value-type="float" office:value="0.149817685291884" calcext:value-type="float">
            <text:p>0.149817685291884</text:p>
          </table:table-cell>
          <table:table-cell table:formula="of:=[.R9]*[.Q9]" office:value-type="float" office:value="0.00758224159090832" calcext:value-type="float">
            <text:p>0.00758224159090832</text:p>
          </table:table-cell>
          <table:table-cell table:formula="of:=1000*[.Q9]" office:value-type="float" office:value="50.60979" calcext:value-type="float">
            <text:p>50.60979</text:p>
          </table:table-cell>
          <table:table-cell table:formula="of:=1000*[.S9]" office:value-type="float" office:value="7.58224159090832" calcext:value-type="float">
            <text:p>7.58224159090832</text:p>
          </table:table-cell>
          <table:table-cell table:number-columns-repeated="16363"/>
        </table:table-row>
        <table:table-row table:style-name="ro1">
          <table:table-cell office:value-type="float" office:value="60" calcext:value-type="float">
            <text:p>60</text:p>
          </table:table-cell>
          <table:table-cell/>
          <table:table-cell table:formula="of:=[.$B$2]" office:value-type="float" office:value="0.1" calcext:value-type="float">
            <text:p>0.1</text:p>
          </table:table-cell>
          <table:table-cell table:formula="of:=[.$B$2]/[.A10]" office:value-type="float" office:value="0.00166666666666667" calcext:value-type="float">
            <text:p>0.00166666666666667</text:p>
          </table:table-cell>
          <table:table-cell office:value-type="float" office:value="171" calcext:value-type="float">
            <text:p>171</text:p>
          </table:table-cell>
          <table:table-cell/>
          <table:table-cell table:formula="of:=[.E10]-[.$F$2]" office:value-type="float" office:value="76" calcext:value-type="float">
            <text:p>76</text:p>
          </table:table-cell>
          <table:table-cell/>
          <table:table-cell table:formula="of:=[.$H$2]/[.G10]" office:value-type="float" office:value="0.0131578947368421" calcext:value-type="float">
            <text:p>0.0131578947368421</text:p>
          </table:table-cell>
          <table:table-cell table:number-columns-repeated="3"/>
          <table:table-cell table:formula="of:=[.$J$2]*[.$K$2]*[.$L$2]*([.G10]/1000)" office:value-type="float" office:value="149.112" calcext:value-type="float">
            <text:p>149.112</text:p>
          </table:table-cell>
          <table:table-cell table:number-columns-repeated="3"/>
          <table:table-cell table:formula="of:=[.M10]*[.$N$2]/2" office:value-type="float" office:value="0.04995252" calcext:value-type="float">
            <text:p>0.04995252</text:p>
          </table:table-cell>
          <table:table-cell table:formula="of:=(([.$P$2])^2+([.I10])^2)^(1/2)" office:value-type="float" office:value="0.14983259496451" calcext:value-type="float">
            <text:p>0.14983259496451</text:p>
          </table:table-cell>
          <table:table-cell table:formula="of:=[.R10]*[.Q10]" office:value-type="float" office:value="0.00748451569661658" calcext:value-type="float">
            <text:p>0.00748451569661658</text:p>
          </table:table-cell>
          <table:table-cell table:formula="of:=1000*[.Q10]" office:value-type="float" office:value="49.95252" calcext:value-type="float">
            <text:p>49.95252</text:p>
          </table:table-cell>
          <table:table-cell table:formula="of:=1000*[.S10]" office:value-type="float" office:value="7.48451569661658" calcext:value-type="float">
            <text:p>7.48451569661658</text:p>
          </table:table-cell>
          <table:table-cell table:number-columns-repeated="16363"/>
        </table:table-row>
        <table:table-row table:style-name="ro1" table:number-rows-repeated="1048565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9T21:26:05.208805685</meta:creation-date>
    <dc:date>2024-05-10T00:31:50.356926091</dc:date>
    <meta:editing-duration>PT2H18M45S</meta:editing-duration>
    <meta:editing-cycles>4</meta:editing-cycles>
    <meta:generator>LibreOffice/7.4.7.2$Linux_X86_64 LibreOffice_project/40$Build-2</meta:generator>
    <meta:document-statistic meta:table-count="1" meta:cell-count="140" meta:object-count="0"/>
  </office:meta>
</office:document-meta>
</file>